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c801e" officeooo:paragraph-rsid="000c801e"/>
    </style:style>
    <style:style style:name="P2" style:family="paragraph" style:parent-style-name="Standard">
      <style:text-properties style:font-name="Times New Roman" officeooo:rsid="0011af55" officeooo:paragraph-rsid="0011af55"/>
    </style:style>
    <style:style style:name="P3" style:family="paragraph" style:parent-style-name="Standard">
      <style:text-properties style:font-name="Times New Roman" officeooo:rsid="00139ca4" officeooo:paragraph-rsid="00139ca4"/>
    </style:style>
    <style:style style:name="T1" style:family="text">
      <style:text-properties style:text-position="super 58%" officeooo:rsid="000e8ba3"/>
    </style:style>
    <style:style style:name="T2" style:family="text">
      <style:text-properties style:text-position="0% 100%" officeooo:rsid="000e8ba3"/>
    </style:style>
    <style:style style:name="T3" style:family="text">
      <style:text-properties officeooo:rsid="00139ca4"/>
    </style:style>
    <style:style style:name="T4" style:family="text">
      <style:text-properties officeooo:rsid="001583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Name: <text:span text:style-name="T2">The Techies</text:span><text:span text:style-name="T1">TM</text:span></text:p>
      <text:p text:style-name="P1">Group Number: 11</text:p>
      <text:p text:style-name="P2">Group Members:</text:p>
      <text:p text:style-name="P2"><text:tab/>Anja Sheppard<text:tab/><text:a xlink:type="simple" xlink:href="mailto:ams180001@utdallas.edu" text:style-name="Internet_20_link" text:visited-style-name="Visited_20_Internet_20_Link">ams180001@utdallas.edu</text:a></text:p>
      <text:p text:style-name="P2"><text:tab/>Ethan Yong<text:tab/><text:tab/><text:a xlink:type="simple" xlink:href="mailto:ety170000@utdallas.edu" text:style-name="Internet_20_link" text:visited-style-name="Visited_20_Internet_20_Link">ety170000@utdallas.edu</text:a></text:p>
      <text:p text:style-name="P2"><text:tab/><text:span text:style-name="T3">Reg Gonzalez<text:tab/><text:tab/></text:span><text:a xlink:type="simple" xlink:href="mailto:rdg170330@utdallas.edu" text:style-name="Internet_20_link" text:visited-style-name="Visited_20_Internet_20_Link"><text:span text:style-name="T3">rdg170330@utdallas.edu</text:span></text:a></text:p>
      <text:p text:style-name="P2"><text:tab/><text:span text:style-name="T3">Timothy An<text:tab/><text:tab/></text:span><text:a xlink:type="simple" xlink:href="mailto:tka170000@utdallas.edu" text:style-name="Internet_20_link" text:visited-style-name="Visited_20_Internet_20_Link"><text:span text:style-name="T3">tka170000@utdallas.edu</text:span></text:a></text:p>
      <text:p text:style-name="P3">Group Leader: <text:span text:style-name="T4">Anja Sheppard</text:span></text:p>
      <text:p text:style-name="P3">Project Idea: Idea 2 Develop a mobile attendance syste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0:45:37.547275506</meta:creation-date>
    <meta:generator>LibreOffice/5.1.6.2$Linux_X86_64 LibreOffice_project/10m0$Build-2</meta:generator>
    <dc:date>2018-10-09T12:45:19.928383978</dc:date>
    <meta:editing-duration>PT10M48S</meta:editing-duration>
    <meta:editing-cycles>5</meta:editing-cycles>
    <meta:document-statistic meta:table-count="0" meta:image-count="0" meta:object-count="0" meta:page-count="1" meta:paragraph-count="9" meta:word-count="34" meta:character-count="281" meta:non-whitespace-character-count="249"/>
  </office:meta>
</office:document-meta>
</file>